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44b" officeooo:paragraph-rsid="001014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33:13.440517990</meta:creation-date>
    <dc:date>2020-01-28T11:38:57.426243348</dc:date>
    <meta:editing-duration>PT5M4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